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31273"/>
    </style:style>
    <style:style style:name="P2" style:family="paragraph" style:parent-style-name="Standard">
      <style:text-properties officeooo:rsid="00031273" officeooo:paragraph-rsid="00031273"/>
    </style:style>
    <style:style style:name="P3" style:family="paragraph" style:parent-style-name="Standard">
      <style:text-properties officeooo:rsid="0004cc7e" officeooo:paragraph-rsid="0004cc7e"/>
    </style:style>
    <style:style style:name="P4" style:family="paragraph" style:parent-style-name="Heading_20_1">
      <style:text-properties officeooo:rsid="00031273"/>
    </style:style>
    <style:style style:name="T1" style:family="text">
      <style:text-properties officeooo:rsid="000312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rehencoder</text:h>
      <text:p text:style-name="P2"/>
      <text:p text:style-name="P1"><text:span text:style-name="T1">Animation: </text:span><text:a xlink:type="simple" xlink:href="http://www.pjrc.com/teensy/td_libs_Encoder.html"><text:span text:style-name="T1">http://www.pjrc.com/teensy/td_libs_Encoder.html</text:span></text:a></text:p>
      <text:p text:style-name="P2"/>
      <text:p text:style-name="P1"><text:a xlink:type="simple" xlink:href="http://arduino.cc/de/Reference/AttachInterrupt"><text:span text:style-name="T1">http://arduino.cc/de/Reference/AttachInterrupt</text:span></text:a></text:p>
      <text:p text:style-name="P2"/>
      <text:p text:style-name="P3"/>
      <text:p text:style-name="P3">int pin1 = 3; <text:s/>// Pin 3 ist Interrupt fähig</text:p>
      <text:p text:style-name="P3">int pin2 = 2; <text:s/></text:p>
      <text:p text:style-name="P3">int counter = 0;</text:p>
      <text:p text:style-name="P3"/>
      <text:p text:style-name="P3"/>
      <text:p text:style-name="P3">void setup()</text:p>
      <text:p text:style-name="P3">{</text:p>
      <text:p text:style-name="P3"><text:s text:c="2"/>Serial.begin(9600);</text:p>
      <text:p text:style-name="P3"/>
      <text:p text:style-name="P3"><text:s text:c="2"/>pinMode(pin1, INPUT); </text:p>
      <text:p text:style-name="P3"><text:s text:c="2"/>pinMode(pin2, INPUT); <text:s/></text:p>
      <text:p text:style-name="P3"/>
      <text:p text:style-name="P3"><text:s text:c="2"/>attachInterrupt(0, decoder, RISING); <text:s/>//Interruptnummer 0 ist Pin 3 auf dem Board </text:p>
      <text:p text:style-name="P3"/>
      <text:p text:style-name="P3">}</text:p>
      <text:p text:style-name="P3"/>
      <text:p text:style-name="P3">void loop()</text:p>
      <text:p text:style-name="P3">{</text:p>
      <text:p text:style-name="P3"><text:s text:c="2"/>Serial.println(counter);</text:p>
      <text:p text:style-name="P3"><text:s text:c="2"/>delay(200);</text:p>
      <text:p text:style-name="P3">}</text:p>
      <text:p text:style-name="P3"/>
      <text:p text:style-name="P3">void decoder()</text:p>
      <text:p text:style-name="P3">{</text:p>
      <text:p text:style-name="P3"/>
      <text:p text:style-name="P3"><text:s text:c="2"/>if (digitalRead(pin2) == LOW) </text:p>
      <text:p text:style-name="P3"><text:s text:c="2"/>{</text:p>
      <text:p text:style-name="P3"><text:s text:c="4"/>counter++;</text:p>
      <text:p text:style-name="P3"><text:s text:c="2"/>}</text:p>
      <text:p text:style-name="P3"><text:s text:c="2"/>else</text:p>
      <text:p text:style-name="P3"><text:s text:c="2"/>{</text:p>
      <text:p text:style-name="P3"><text:s text:c="4"/>counter--;</text:p>
      <text:p text:style-name="P3"><text:s text:c="2"/>}</text:p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08:36:53</meta:creation-date>
    <dc:date>2013-07-24T08:59:12</dc:date>
    <meta:editing-duration>PT7M8S</meta:editing-duration>
    <meta:editing-cycles>1</meta:editing-cycles>
    <meta:generator>LibreOffice/4.0.2.2$Linux_x86 LibreOffice_project/400m0$Build-2</meta:generator>
    <meta:document-statistic meta:table-count="0" meta:image-count="0" meta:object-count="0" meta:page-count="1" meta:paragraph-count="29" meta:word-count="64" meta:character-count="503" meta:non-whitespace-character-count="428"/>
  </office:meta>
</office:document-meta>
</file>